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b" officeooo:paragraph-rsid="000d123b"/>
    </style:style>
    <style:style style:name="P2" style:family="paragraph" style:parent-style-name="Standard">
      <style:text-properties officeooo:rsid="000d123b" officeooo:paragraph-rsid="000e1d19"/>
    </style:style>
    <style:style style:name="P3" style:family="paragraph" style:parent-style-name="Standard">
      <style:text-properties officeooo:rsid="000eff30" officeooo:paragraph-rsid="000eff30"/>
    </style:style>
    <style:style style:name="P4" style:family="paragraph" style:parent-style-name="Standard">
      <style:text-properties officeooo:rsid="000eff30" officeooo:paragraph-rsid="00148672"/>
    </style:style>
    <style:style style:name="P5" style:family="paragraph" style:parent-style-name="Standard">
      <style:text-properties fo:font-weight="bold" officeooo:rsid="000eff30" officeooo:paragraph-rsid="000eff30" style:font-weight-asian="bold" style:font-weight-complex="bold"/>
    </style:style>
    <style:style style:name="P6" style:family="paragraph" style:parent-style-name="Standard">
      <style:text-properties fo:font-weight="bold" officeooo:rsid="00148672" officeooo:paragraph-rsid="00148672" style:font-weight-asian="bold" style:font-weight-complex="bold"/>
    </style:style>
    <style:style style:name="P7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8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06974" officeooo:paragraph-rsid="00106974" fo:background-color="#1e1e1e"/>
    </style:style>
    <style:style style:name="P11" style:family="paragraph" style:parent-style-name="Standard">
      <style:text-properties fo:color="#000000" officeooo:rsid="000eff30" officeooo:paragraph-rsid="000eff30" fo:background-color="transparent"/>
    </style:style>
    <style:style style:name="P12" style:family="paragraph" style:parent-style-name="Standard">
      <style:text-properties fo:color="#000000" style:font-name="Droid Sans Mono" fo:font-size="10.5pt" fo:font-weight="normal" officeooo:rsid="000eff30" officeooo:paragraph-rsid="000eff30" fo:background-color="transparent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0fee2" fo:background-color="transparent"/>
    </style:style>
    <style:style style:name="P1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0fee2" officeooo:paragraph-rsid="0010fee2" fo:background-color="transparent"/>
    </style:style>
    <style:style style:name="P16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2a7ac" officeooo:paragraph-rsid="0012a7ac" fo:background-color="transparent"/>
    </style:style>
    <style:style style:name="P17" style:family="paragraph" style:parent-style-name="Standard">
      <style:text-properties officeooo:rsid="0012a7ac" officeooo:paragraph-rsid="0012a7ac"/>
    </style:style>
    <style:style style:name="T1" style:family="text">
      <style:text-properties officeooo:rsid="000e1d19"/>
    </style:style>
    <style:style style:name="T2" style:family="text">
      <style:text-properties fo:color="#ce9178"/>
    </style:style>
    <style:style style:name="T3" style:family="text">
      <style:text-properties officeooo:rsid="00106974"/>
    </style:style>
    <style:style style:name="T4" style:family="text">
      <style:text-properties officeooo:rsid="0010fee2"/>
    </style:style>
    <style:style style:name="T5" style:family="text">
      <style:text-properties officeooo:rsid="0012a7ac"/>
    </style:style>
    <style:style style:name="T6" style:family="text">
      <style:text-properties officeooo:rsid="0015b296"/>
    </style:style>
    <style:style style:name="T7" style:family="text">
      <style:text-properties officeooo:rsid="001699d3"/>
    </style:style>
    <style:style style:name="T8" style:family="text">
      <style:text-properties officeooo:rsid="0016a7b2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rm owner</text:p>
      <text:p text:style-name="P1">Standing before <text:span text:style-name="T8">you </text:span>a centaur who introduce himself as “name”, looking at him it’s evident he spends many hours working at the farm. His human upper body is posses <text:span text:style-name="T7">muscle </text:span>forged from years of work, his equine lower body is not one from a race horse but a work horse. </text:p>
      <text:p text:style-name="P1"/>
      <text:p text:style-name="P2">Throwing a eye towards his genitals, <text:span text:style-name="T1">its hard to guess the exact size </text:span>his two members retracted inside their <text:span text:style-name="T1">penile</text:span> sheath <text:span text:style-name="T1">but it's obvious that they are well capable of stretching a maiden.</text:span></text:p>
      <text:p text:style-name="P2"/>
      <text:p text:style-name="P5">Town hall</text:p>
      <text:p text:style-name="P3">Inside the local town hall there isn’t much to see, for being a town hall it’s honestly not that impressive <text:span text:style-name="T6">at all</text:span>. But this is just a small outpost after all, hopefully they <text:span text:style-name="T6">do at least </text:span>have work for you. </text:p>
      <text:p text:style-name="P3"/>
      <text:p text:style-name="P5">Bar</text:p>
      <text:p text:style-name="P3">The local tavern is small and cozy, quite calm for being a tavern but not that surprising given the small number of patrons. The smell from the kitchen is very appetizing, maybe you should buy a meal?</text:p>
      <text:p text:style-name="P3"/>
      <text:p text:style-name="P5"><text:span text:style-name="T3">Fairy</text:span> <text:span text:style-name="T5">Queen</text:span></text:p>
      <text:p text:style-name="P17">A voice coming from a nearby tree tells you</text:p>
      <text:p text:style-name="P17">“<text:span text:style-name="T6">The word has gotten to me that</text:span> you have defeat<text:span text:style-name="T6">ed</text:span> many of my kind.”</text:p>
      <text:p text:style-name="P17">Looking around you can’t spot from where or whom the voice came from.</text:p>
      <text:p text:style-name="P17"/>
      <text:p text:style-name="P6">Succubus</text:p>
      <text:p text:style-name="P7">Oh what is this a new toy for me?</text:p>
      <text:p text:style-name="P7"/>
      <text:p text:style-name="P7"/>
      <text:p text:style-name="P8"><text:span text:style-name="T9">Relationships</text:span> </text:p>
      <text:p text:style-name="P8">Arena master</text:p>
      <text:p text:style-name="P8"/>
      <text:p text:style-name="P8">Succubus</text:p>
      <text:p text:style-name="P8">Fairy Queen</text:p>
      <text:p text:style-name="P8">Incubus</text:p>
      <text:p text:style-name="P4"><text:tab/></text:p>
      <text:p text:style-name="P3"/>
      <text:p text:style-name="P3"/>
      <text:p text:style-name="P11"/>
      <text:p text:style-name="P12">"You are " + player.Name + " " + player.Lastname + " a " + Math.round(player.Height) + "cm tall " + RaceDesc(player) + " " + Pronun(CheckGender(player)) +</text:p>
      <text:p text:style-name="P13">". Looking at yourself in a mirror you see " + player.Face.HairColor + " " + player.Face.HairLength + " hair, " + player.Face.Eyes + " eyes and a " + player.Skincolor + " skin color."</text:p>
      <text:p text:style-name="P14"/>
      <text:p text:style-name="P14"><text:span text:style-name="T4">Your chest, Boobslook(player);</text:span></text:p>
      <text:p text:style-name="P15"/>
      <text:p text:style-name="P16">Given that your are pregnant your torso </text:p>
      <text:p text:style-name="P16"/>
      <text:p text:style-name="P16">Dicklook</text:p>
      <text:p text:style-name="P16">Ballslook</text:p>
      <text:p text:style-name="P16">pussylook</text:p>
      <text:p text:style-name="P13"/>
      <text:p text:style-name="P10"><text:span text:style-name="T2"/></text:p>
      <text:p text:style-name="P9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04:11.491746827</meta:creation-date>
    <dc:date>2018-10-30T16:53:39.978569422</dc:date>
    <meta:editing-duration>PT3M12S</meta:editing-duration>
    <meta:editing-cycles>1</meta:editing-cycles>
    <meta:document-statistic meta:table-count="0" meta:image-count="0" meta:object-count="0" meta:page-count="2" meta:paragraph-count="26" meta:word-count="296" meta:character-count="1602" meta:non-whitespace-character-count="1326"/>
    <meta:generator>LibreOffice/5.1.6.2$Linux_X86_64 LibreOffice_project/10m0$Build-2</meta:generator>
  </office:meta>
</office:document-meta>
</file>